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49.37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ext-properties style:text-position="" fo:font-size="14pt" style:font-size-asian="14pt" style:font-size-complex="14pt"/>
    </style:style>
    <style:style style:name="ce7" style:family="table-cell" style:parent-style-name="Default" style:data-style-name="N0">
      <style:text-properties style:text-position="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</office:automatic-styles>
  <office:body>
    <office:spreadsheet>
      <table:calculation-settings table:automatic-find-labels="false"/>
      <table:table table:name="Week 1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Activity </text:p>
          </table:table-cell>
          <table:table-cell table:style-name="ce6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up contr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string" calcext:value-type="string">
            <text:p>project pla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eetings (external &amp; internal)</text:p>
          </table:table-cell>
          <table:table-cell table:style-name="ce7"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eek 2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12" office:value-type="string" calcext:value-type="string">
            <text:p>Activity </text:p>
          </table:table-cell>
          <table:table-cell table:style-name="ce12" office:value-type="string" calcext:value-type="string">
            <text:p>Time (hours)</text:p>
          </table:table-cell>
        </table:table-row>
        <table:table-row table:style-name="ro1">
          <table:table-cell table:style-name="ce13" office:value-type="string" calcext:value-type="string">
            <text:p>Updating GIT and Trello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Meetings (internal)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meeting (external)</text:p>
          </table:table-cell>
          <table:table-cell table:style-name="ce14" office:value-type="float" office:value="0.4" calcext:value-type="float">
            <text:p>0,4</text:p>
          </table:table-cell>
        </table:table-row>
        <table:table-row table:style-name="ro1">
          <table:table-cell table:style-name="ce13" office:value-type="string" calcext:value-type="string">
            <text:p>project plan (writing text)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1">
          <table:table-cell table:number-columns-repeated="2"/>
        </table:table-row>
        <table:table-row table:style-name="ro1" table:number-rows-repeated="3">
          <table:table-cell table:style-name="ce13"/>
          <table:table-cell table:style-name="ce14"/>
        </table:table-row>
        <table:table-row table:style-name="ro1">
          <table:table-cell table:style-name="ce13"/>
          <table:table-cell table:style-name="ce14"/>
        </table:table-row>
      </table:table>
      <table:table table:name="Week 3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4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5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6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7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8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9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10" table:style-name="ta1">
        <table:table-column table:style-name="co4" table:default-cell-style-name="ce3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4" office:value-type="string" calcext:value-type="string">
            <text:p>Activity </text:p>
          </table:table-cell>
          <table:table-cell table:style-name="ce4" office:value-type="string" calcext:value-type="string">
            <text:p>Time (hour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currency-style style:name="N10107" number:language="sv" number:country="S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08P0" style:volatile="true" number:language="sv" number:country="S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0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00-00-00</text:date>, <text:time style:data-style-name="N2" text:time-value="22:37:46.446203728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5:42:45.668945306</meta:creation-date>
    <dc:date>2016-11-16T22:37:57.110844087</dc:date>
    <meta:editing-duration>PT10M46S</meta:editing-duration>
    <meta:editing-cycles>5</meta:editing-cycles>
    <meta:generator>LibreOffice/5.1.4.2$Linux_X86_64 LibreOffice_project/10m0$Build-2</meta:generator>
    <meta:document-statistic meta:table-count="10" meta:cell-count="52" meta:object-count="0"/>
  </office:meta>
</office:document-meta>
</file>